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Viner Hand ITC" fo:font-size="22pt" fo:font-weight="bold" style:font-size-asian="22pt" style:font-weight-asian="bold" style:font-size-complex="22pt" style:font-weight-complex="bold"/>
    </style:style>
    <style:style style:name="P2" style:family="paragraph" style:parent-style-name="Standard">
      <style:paragraph-properties fo:text-align="justify" style:justify-single-word="false"/>
      <style:text-properties fo:color="#800000" style:font-name="Viner Hand ITC"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color="#800000" style:font-name="Viner Hand ITC"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fo:color="#000000" style:font-name="Viner Hand ITC"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ire d'Asgrim</text:p>
      <text:p text:style-name="P3"/>
      <text:p text:style-name="P2"><text:tab/><text:span text:style-name="T1">Asgrim était un nain comme les autres, forgeron de profession. Il n'était pas connu en dehors de son village, n'a pas beaucoup voyagé, n'a pas changé le monde... Vous pourriez penser qu'un personnage comme lui n'a aucune importance dans l'histoire avec un grand H ! Mais Asgrim était important pour quelqu'un. Quelqu'un que vous connaissez bien, puisqu'il s'agit de Skaldar ! Plus qu'un père, Asgrim a été son mentor, et sa seul famille. </text:span></text:p>
      <text:p text:style-name="P2"><text:span text:style-name="T1"><text:tab/>Asgrim est né dans un sympathique village nain dans un pays remplit de nains qui aimaient l'or et la bière. Il a vécu une enfance heureuse avec ses deux parents. Dès qu'il en eût la possibilité, il travailla à la mine avec les autres. Cela lui plaisait beaucoup, mais son intérêt se porta très vite pour les armes. A 13 ans, il venait tous les jours chez le forgerons qui lui montrait comment il forgeait ses armes. Il fut prit comme apprentis à l'âge de 16 ans. Ainsi, il appris à forger les armes et à les manier. C'est à 20 ans qu'il quitta son village pour rejoindre la capitale où il installa sa propre forge. Ses parents moururent peu après d'un accident, et il ne les vit plus (il faut évidemment toujours faire mourir les parents dans une histoire, ça serait dommage que le héros ait quelqu'un sur qui compter!). Le travail d'Asgrim semblait bien marcher, suffisamment pour qu'il subsiste à ses besoins. Il rencontra une jeune naine du nom de Elna </text:span><text:span text:style-name="T2">(walaaa même la mère de Skaldar a un nom :-o )</text:span><text:span text:style-name="T1">, ils s'installèrent ensemble et vécurent ainsi plusieurs années. Asgrim venait de fêter ses 30 ans quand lui et Elna apprirent qu'ils allaient avoir un enfant. Skaldar vînt au monde et sa naissance changea la vie dans le couple. Asgrim adorait son enfant plus que tout, mais Elna semblait avoir d'autres préoccupations. Le couple avait de plus en plus de mal à s'entendre. Asgrim reprochait à Elna de ne pas s'occuper de son fils et d'être tout le temps absente, laquelle répliquait que ce n'était pas seulement à elle de le faire et que peut-être si il ne passait pas sa vie à s'occuper de ses armes il la verrait plus souvent. Leurs disputent étaient de plus en plus fréquentes, si bien qu'un jour, Elna partit en claquant la porte derrière elle, laissant Asgrim seul avec son tout jeune enfant nain. Asgrim quitta la ville avec Skaldar qui n'était alors âgé que de quelques mois. Ils s'installèrent dans un village où Asgrim pu exercer son métier de forgeron. Il appris à son fils à forger les armes et à se battre avec, dans l'espoir qu'il développe la même passion que son père. </text:span><text:span text:style-name="T2">(Vous remarquerez que Elna n'est pas morte, et qu'il est même possible que Skaldar ait des demi-frères sans le savoir ! Je dis ça je dis rien...) </text:span><text:span text:style-name="T3">Skaldar a toujours eu un esprit assez combatif, et son père se montrait souvent rude avec lui, pensant que c'était le meilleur moyen de l'éduquer. Elna était très peu évoquée dans les conversations entre les deux nains. Rupture difficile pour l'un, mère absente pour l'autre, aucun des deux ne voulait en parler. Skaldar n'a jamais cherché à la retrouver, considérant qu'une mère qui abandonne ainsi son enfant ne mérite pas d'être mère. </text:span></text:p>
      <text:p text:style-name="P2"><text:span text:style-name="T3"><text:tab/>Quand il eut 20 ans, Skaldar du à son tour exercer un métiers pour gagner sa vie. Il travailla tour à tour à la mine, à la forge, et même à la taverne, ne sachant que </text:span><text:soft-page-break/><text:span text:style-name="T3">faire de sa vie. Il partit finalement à la capitale dans l'espoir de trouver un travail qui l’intéresserait, laissant Asgrim seul avec sa forge. C'est à ce moment là que les ennuies commencèrent pour le nain. Il vendit un jour une épée à un dwaln qui voyageait dans le coin. C'était une belle épée, solide et bien équilibré, incrustée de pierres précieuses. Le nain avait fait une affaire, mais il se rendit compte le soir que le dwaln avait volé sa caisse </text:span><text:span text:style-name="T2">(mais quels connards ces dwalns!)</text:span><text:span text:style-name="T3">. Il voulu le retrouver, mais le voleur avait déjà déserté le village. Asgrim, bien qu'assez vexé, oublia d'abord cette histoire. Mais une semaine plus tard, le dwaln revint accompagné d'un autre dwaln. Il avait avec lui une épée ressemblant à celle forgée par Asgrim, mais celle-ci était en piteux état. Le dwaln accusa le nain de lui avoir vendu une épée de très mauvaise qualité et exigea un remboursement. Seulement, l'épée qu'il avait n'était qu'une pâle imitation de l'originale. Asgrim qui faisait très attention à pouvoir identifier ses armes l'avait identifié du premier coup d’œil. Il refusa le remboursement, accusant à son tour le dwaln de lui avoir volé sa caisse, et une bagarre violente éclata. Elle attira quelques curieux, et l'un d'entre eux finit par séparer les deux individus. Le dwaln partit très en colère, sans oublier de menacer le nain. </text:span></text:p>
      <text:p text:style-name="P4"><text:tab/>Le lendemain, on retrouva Asgrim souffrant d'une grave blessure infligée par un poignard. Sa forge et sa maison avaient été dévalisé, et presque tout son or avait été pris. Un coursier alla à la capitale pour chercher Skaldar. Celui-ci arriva quelques jours plus tard, ayant voyagé le plus vite possible. Son père était mourrant quand il le retrouva. Il s'adressa à sonfils « Le dwaln... Il... Un poignard... ». Ce furent ses derniers mots. Asgrim mourut dans la minute qui suivi. </text:p>
      <text:p text:style-name="P4"><text:tab/>Ceux qui avaient vu la bagarre racontèrent à Skaldar ce qui s'était passé. On ne revit jamais le dwaln. Skaldar fut moralement détruit par la mort de son père. Il s'enferma chez lui pendant plusieurs mois, et ne voulait voir personne malgré les efforts de ses amis pour le réconforter. Les mois s'écoulèrent, des mois qui devinrent des années. La colère de Skaldar était de plus en plus grande, et toujours dirigée vers les dwalns. Il reprit la forge de son père pendant plusieurs années afin de continuer ce qui avait été commencé. Skaldar a probablement commis la plus grande erreur de sa vie vers 40 ans, lorsqu'il a tenté de tuer un groupe de dwaln parce que « y a peut-être l'assassin de mon père parmi eux ». Il fut envoyé en prison où a commencé le début de sa qu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Viner Hand ITC" svg:font-family="'Viner Hand ITC'"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7:19:47.92</meta:creation-date>
    <dc:date>2018-03-17T19:53:15.05</dc:date>
    <meta:editing-duration>PT1H20S</meta:editing-duration>
    <meta:editing-cycles>4</meta:editing-cycles>
    <meta:generator>LibreOffice/5.4.1.2$Windows_x86 LibreOffice_project/ea7cb86e6eeb2bf3a5af73a8f7777ac570321527</meta:generator>
    <meta:document-statistic meta:table-count="0" meta:image-count="0" meta:object-count="0" meta:page-count="2" meta:paragraph-count="6" meta:word-count="1037" meta:character-count="5906" meta:non-whitespace-character-count="4866"/>
  </office:meta>
</office:document-meta>
</file>